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24-02-2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23-01-3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22-01-26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21-07-01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21-02-0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20-01-2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8-01-1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7-01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6-01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5-01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3-01-1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2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1-02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10-01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105383001</text:p>
          </table:table-cell>
          <table:table-cell office:value-type="string" calcext:value-type="string">
            <text:p>196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